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bb96" officeooo:paragraph-rsid="0016bb96"/>
    </style:style>
    <style:style style:name="P2" style:family="paragraph" style:parent-style-name="Standard">
      <style:paragraph-properties fo:text-align="center" style:justify-single-word="false"/>
      <style:text-properties fo:color="#ce181e" style:font-name="Gabriola" fo:font-size="20pt" fo:font-style="normal" fo:font-weight="bold" officeooo:rsid="0016bb96" officeooo:paragraph-rsid="0016bb96" style:font-size-asian="20pt" style:font-style-asian="normal" style:font-weight-asian="bold" style:font-size-complex="20pt" style:font-style-complex="normal" style:font-weight-complex="bold"/>
    </style:style>
    <style:style style:name="P3" style:family="paragraph" style:parent-style-name="Standard">
      <style:text-properties style:font-name="Arial" officeooo:rsid="0016bb96" officeooo:paragraph-rsid="0016bb96"/>
    </style:style>
    <style:style style:name="P4" style:family="paragraph" style:parent-style-name="Standard">
      <style:text-properties style:font-name="Arial" officeooo:rsid="001794e3" officeooo:paragraph-rsid="001794e3"/>
    </style:style>
    <style:style style:name="P5" style:family="paragraph" style:parent-style-name="Standard">
      <style:text-properties style:font-name="Arial" officeooo:rsid="001794e3" officeooo:paragraph-rsid="0019055f"/>
    </style:style>
    <style:style style:name="P6" style:family="paragraph" style:parent-style-name="Standard">
      <style:text-properties style:font-name="Arial" officeooo:rsid="0019055f" officeooo:paragraph-rsid="0019055f"/>
    </style:style>
    <style:style style:name="P7" style:family="paragraph" style:parent-style-name="Standard">
      <style:text-properties style:font-name="Arial" officeooo:rsid="0019d18c" officeooo:paragraph-rsid="0019d18c"/>
    </style:style>
    <style:style style:name="P8" style:family="paragraph" style:parent-style-name="Standard">
      <style:text-properties style:font-name="Arial" officeooo:rsid="001b9dab" officeooo:paragraph-rsid="001b9dab"/>
    </style:style>
    <style:style style:name="P9" style:family="paragraph" style:parent-style-name="Standard">
      <style:text-properties fo:color="#21409a" style:font-name="Arial" officeooo:rsid="0016bb96" officeooo:paragraph-rsid="0016bb96"/>
    </style:style>
    <style:style style:name="P10" style:family="paragraph" style:parent-style-name="Standard">
      <style:text-properties fo:color="#21409a" style:font-name="Arial" fo:font-style="italic" officeooo:rsid="001794e3" officeooo:paragraph-rsid="001794e3" style:font-style-asian="italic" style:font-style-complex="italic"/>
    </style:style>
    <style:style style:name="P11" style:family="paragraph" style:parent-style-name="Standard">
      <style:text-properties fo:color="#21409a" style:font-name="Arial" fo:font-style="italic" officeooo:rsid="0019d18c" officeooo:paragraph-rsid="0019d18c" style:font-style-asian="italic" style:font-style-complex="italic"/>
    </style:style>
    <style:style style:name="P12" style:family="paragraph" style:parent-style-name="Standard">
      <style:text-properties fo:color="#21409a" fo:font-style="italic" officeooo:rsid="0019055f" officeooo:paragraph-rsid="0019055f" style:font-style-asian="italic" style:font-style-complex="italic"/>
    </style:style>
    <style:style style:name="P13" style:family="paragraph" style:parent-style-name="Standard">
      <style:text-properties officeooo:paragraph-rsid="0019055f"/>
    </style:style>
    <style:style style:name="P14" style:family="paragraph" style:parent-style-name="Standard" style:list-style-name="L2">
      <style:text-properties officeooo:paragraph-rsid="001794e3"/>
    </style:style>
    <style:style style:name="P15" style:family="paragraph" style:parent-style-name="Standard" style:list-style-name="L3">
      <style:text-properties officeooo:paragraph-rsid="0019055f"/>
    </style:style>
    <style:style style:name="P16" style:family="paragraph" style:parent-style-name="Standard" style:list-style-name="L4">
      <style:text-properties officeooo:paragraph-rsid="001794e3"/>
    </style:style>
    <style:style style:name="P17" style:family="paragraph" style:parent-style-name="Standard" style:list-style-name="L5">
      <style:text-properties officeooo:paragraph-rsid="0019055f"/>
    </style:style>
    <style:style style:name="P18" style:family="paragraph" style:parent-style-name="Standard">
      <style:text-properties officeooo:rsid="0019055f" officeooo:paragraph-rsid="0019055f"/>
    </style:style>
    <style:style style:name="P19" style:family="paragraph" style:parent-style-name="Standard">
      <style:text-properties officeooo:rsid="0019d18c" officeooo:paragraph-rsid="0019d18c"/>
    </style:style>
    <style:style style:name="P20" style:family="paragraph" style:parent-style-name="Standard">
      <style:text-properties officeooo:rsid="001b9dab" officeooo:paragraph-rsid="001b9dab"/>
    </style:style>
    <style:style style:name="P21" style:family="paragraph" style:parent-style-name="Standard">
      <style:text-properties fo:color="#f58220" style:font-name="Arial" fo:font-style="italic" officeooo:rsid="001b9dab" officeooo:paragraph-rsid="001b9dab" style:font-style-asian="italic" style:font-style-complex="italic"/>
    </style:style>
    <style:style style:name="P22" style:family="paragraph" style:parent-style-name="Standard">
      <style:text-properties fo:color="#f58220" style:font-name="Arial" officeooo:rsid="001b9dab" officeooo:paragraph-rsid="001b9dab"/>
    </style:style>
    <style:style style:name="P23" style:family="paragraph" style:parent-style-name="Standard">
      <style:text-properties fo:color="#ed1c24" style:font-name="Arial" fo:font-size="14pt" fo:font-weight="bold" officeooo:rsid="001bff3e" officeooo:paragraph-rsid="001bff3e" style:font-size-asian="14pt" style:font-weight-asian="bold" style:font-size-complex="14pt" style:font-weight-complex="bold"/>
    </style:style>
    <style:style style:name="P24" style:family="paragraph" style:parent-style-name="Standard">
      <style:text-properties fo:color="#ed1c24" style:font-name="Arial" fo:font-size="12pt" fo:font-weight="bold" officeooo:rsid="001cabb6" officeooo:paragraph-rsid="001cabb6" style:font-size-asian="12pt" style:font-weight-asian="bold" style:font-size-complex="12pt" style:font-weight-complex="bold"/>
    </style:style>
    <style:style style:name="P25" style:family="paragraph" style:parent-style-name="Standard">
      <style:text-properties fo:color="#ed1c24" style:font-name="Arial" fo:font-size="12pt" fo:font-weight="bold" officeooo:rsid="001dc9bf" officeooo:paragraph-rsid="001dc9bf" style:font-size-asian="12pt" style:font-weight-asian="bold" style:font-size-complex="12pt" style:font-weight-complex="bold"/>
    </style:style>
    <style:style style:name="P26" style:family="paragraph" style:parent-style-name="Standard">
      <style:text-properties fo:color="#ed1c24" style:font-name="Arial" fo:font-size="12pt" fo:font-weight="bold" officeooo:rsid="001ddb01" officeooo:paragraph-rsid="001ddb01" style:font-size-asian="12pt" style:font-weight-asian="bold" style:font-size-complex="12pt" style:font-weight-complex="bold"/>
    </style:style>
    <style:style style:name="P27" style:family="paragraph" style:parent-style-name="Standard">
      <style:text-properties fo:color="#000000" style:font-name="Arial" fo:font-size="12pt" fo:font-weight="normal" officeooo:rsid="001bff3e" officeooo:paragraph-rsid="001bff3e" style:font-size-asian="12pt" style:font-weight-asian="normal" style:font-size-complex="12pt" style:font-weight-complex="normal"/>
    </style:style>
    <style:style style:name="P28" style:family="paragraph" style:parent-style-name="Standard">
      <style:text-properties fo:color="#000000" style:font-name="Arial" fo:font-size="12pt" fo:font-weight="normal" officeooo:rsid="001cabb6" officeooo:paragraph-rsid="001cabb6" style:font-size-asian="12pt" style:font-weight-asian="normal" style:font-size-complex="12pt" style:font-weight-complex="normal"/>
    </style:style>
    <style:style style:name="P29" style:family="paragraph" style:parent-style-name="Standard">
      <style:text-properties fo:color="#00a65d" style:font-name="Arial" fo:font-size="14pt" fo:font-weight="bold" officeooo:rsid="001bff3e" officeooo:paragraph-rsid="001bff3e" style:font-size-asian="14pt" style:font-weight-asian="bold" style:font-size-complex="14pt" style:font-weight-complex="bold"/>
    </style:style>
    <style:style style:name="P30" style:family="paragraph" style:parent-style-name="Standard">
      <style:text-properties fo:color="#00a65d" style:font-name="Arial" fo:font-size="14pt" fo:font-weight="bold" officeooo:rsid="001cabb6" officeooo:paragraph-rsid="001cabb6"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794e3"/>
    </style:style>
    <style:style style:name="T4" style:family="text">
      <style:text-properties style:font-name="Arial"/>
    </style:style>
    <style:style style:name="T5" style:family="text">
      <style:text-properties style:font-name="Arial" officeooo:rsid="001794e3"/>
    </style:style>
    <style:style style:name="T6" style:family="text">
      <style:text-properties style:font-name="Arial" officeooo:rsid="0019055f"/>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1794e3" style:font-weight-asian="bold" style:font-weight-complex="bold"/>
    </style:style>
    <style:style style:name="T9" style:family="text">
      <style:text-properties style:font-name="Arial" fo:font-weight="bold" officeooo:rsid="0019055f" style:font-weight-asian="bold" style:font-weight-complex="bold"/>
    </style:style>
    <style:style style:name="T10" style:family="text">
      <style:text-properties style:font-name="Arial" officeooo:rsid="0019d18c"/>
    </style:style>
    <style:style style:name="T11" style:family="text">
      <style:text-properties style:font-name="Arial" officeooo:rsid="001b9dab"/>
    </style:style>
    <style:style style:name="T12" style:family="text">
      <style:text-properties style:font-name="Arial" officeooo:rsid="001bff3e"/>
    </style:style>
    <style:style style:name="T13" style:family="text">
      <style:text-properties officeooo:rsid="0019055f"/>
    </style:style>
    <style:style style:name="T14" style:family="text">
      <style:text-properties fo:color="#21409a" fo:font-style="italic" style:font-style-asian="italic" style:font-style-complex="italic"/>
    </style:style>
    <style:style style:name="T15" style:family="text">
      <style:text-properties officeooo:rsid="001b9dab"/>
    </style:style>
    <style:style style:name="T16" style:family="text">
      <style:text-properties officeooo:rsid="001cabb6"/>
    </style:style>
    <style:style style:name="T17" style:family="text">
      <style:text-properties fo:font-size="8pt" officeooo:rsid="001cabb6" style:font-size-asian="8pt" style:font-size-complex="8pt"/>
    </style:style>
    <style:style style:name="T18" style:family="text">
      <style:text-properties officeooo:rsid="001dc9bf"/>
    </style:style>
    <style:style style:name="T19" style:family="text">
      <style:text-properties fo:color="#00b274"/>
    </style:style>
    <style:style style:name="T20" style:family="text">
      <style:text-properties fo:color="#00b274" officeooo:rsid="001dc9bf"/>
    </style:style>
    <style:style style:name="T21" style:family="text">
      <style:text-properties officeooo:rsid="001ddb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NON-CITOYENS : LES FEMMES ET ESCLAVES </text:p>
      <text:p text:style-name="P1"/>
      <text:p text:style-name="P3">- <text:span text:style-name="T1">Les prostituées</text:span> sont des esclaves : vit quotidienne des grecs, c’est une institution admise.</text:p>
      <text:p text:style-name="P3"/>
      <text:p text:style-name="P3">→ à Athènes : fonctionnement économique de la cité du sexe</text:p>
      <text:p text:style-name="P3">- les hommes se marient à 30ans et avant de se marier ils allaient voir les prostitué car interdit de le faire avec une femme citoyenne.</text:p>
      <text:p text:style-name="P3"/>
      <text:p text:style-name="P3"/>
      <text:p text:style-name="P9"><text:span text:style-name="T2">Statues des femmes </text:span>: </text:p>
      <text:p text:style-name="P3">- <text:span text:style-name="T1">courtisanes</text:span> (pour le plaisir)</text:p>
      <text:p text:style-name="P3"/>
      <text:p text:style-name="P3">- <text:span text:style-name="T1">concubine</text:span> (soins de tout les jours) : étrangère, pas fille de citoyens, c’est une femme légitime, elle est beaucoup plus libre que l’épouse, peut sortir, faire des métiers, possède argent, peut être la seconde femme.</text:p>
      <text:p text:style-name="P3"/>
      <text:p text:style-name="P3">- <text:span text:style-name="T1">épouse</text:span> (gardienne du foyer) : reste à la maison, donner des héritiers (enfant)</text:p>
      <text:p text:style-name="P3">Si elle peut pas donner d’enfant elle est répudiée (son père la reprend et essaye de la remarier mais s’ils refusent : elle devient esclave, prostituée, ou tué), elles restent dans la gynécé (pièce de la maison qui leur est <text:span text:style-name="T3">reversée</text:span>), peut pas sortir seule mais accompagné d’un homme, pas d’argent, ni acheter, <text:span text:style-name="T3">n’a pas le droit d’avoir d’amant ni prostitué car elle doit préserver la lignée de la cité </text:span></text:p>
      <text:p text:style-name="P3"/>
      <text:p text:style-name="P3">La femme ne possède rien mais elle eut transmettre la citoyenneté (période de Périclès) </text:p>
      <text:p text:style-name="P3"/>
      <text:p text:style-name="P4">Font de courtisanes femme libre comme concubine : elles peuvent sortir du statue d’esclaves </text:p>
      <text:p text:style-name="P4"/>
      <text:p text:style-name="P4">Les hommes n’ont pas le droits d’approcher une épouse d’un autre citoyens et fille de citoyens mais le droit d’avoir courtisanes + concubine volonté. </text:p>
      <text:p text:style-name="P4"/>
      <text:p text:style-name="P10">LA PROSTITUTION : </text:p>
      <text:p text:style-name="P4"/>
      <text:list xml:id="list3875063435" text:style-name="L2">
        <text:list-item>
          <text:p text:style-name="P14"><text:span text:style-name="T5">Règlement par Solon : instaure un impôt sur les maisons closes : le pornikon</text:span></text:p>
        </text:list-item>
      </text:list>
      <text:p text:style-name="P4"><text:s/>→ dans des maisons close : pas cher, elles sont des esclaves + leur corps est une marchandise </text:p>
      <text:p text:style-name="P4">→ se prostitué à leur compte, (endêtter) elles devaient se déclarer à l’État et payer la taxe de la prostitution. </text:p>
      <text:p text:style-name="P4"/>
      <text:list xml:id="list298831860" text:style-name="L4">
        <text:list-item>
          <text:p text:style-name="P16"><text:span text:style-name="T5">Prostitué : </text:span><text:span text:style-name="T8">pornai</text:span><text:span text:style-name="T5"> (ou éromène pour les hommes), elles avaient des surnoms </text:span></text:p>
        </text:list-item>
      </text:list>
      <text:p text:style-name="P4"/>
      <text:list xml:id="list1456969418" text:style-name="L3">
        <text:list-item>
          <text:p text:style-name="P15"><text:span text:style-name="T8">Les aulétrides</text:span><text:span text:style-name="T5"> : </text:span><text:span text:style-name="T6">artiste : </text:span></text:p>
        </text:list-item>
      </text:list>
      <text:p text:style-name="P5">- joueuse d’aulos (double flûte) :</text:p>
      <text:p text:style-name="P5">- conviées lors des banquet.</text:p>
      <text:p text:style-name="P5">- Leurs tarifs étaient légiférés par la cité.</text:p>
      <text:p text:style-name="P5">- (dans les banquet les femmes n’y sont pas admises car les hommes boivent beaucoup<text:span text:style-name="T13">) -Place importante dans la société, elles peuvent légiféré, choisir le montant = coûte plus cher. </text:span></text:p>
      <text:p text:style-name="P5"><text:span text:style-name="T13">- Astinon : s’occupe des lois de la cité : 10 magistrats qui surveiller sur ses femmes et qu’elles ne profitent pas de leur célébrité pour augmenter leur tarif.</text:span></text:p>
      <text:p text:style-name="P5"><text:soft-page-break/>- <text:span text:style-name="T13">elle est tirée au sort, si un homme lui donne plus d’argent il aura un procès.</text:span></text:p>
      <text:p text:style-name="P6">- Tarif bas : démocratie dans la prostitution : tout le monde à la droit à accéder à son plaisir. </text:p>
      <text:p text:style-name="P4"/>
      <text:list xml:id="list671077968" text:style-name="L5">
        <text:list-item>
          <text:p text:style-name="P17"><text:span text:style-name="T8">Les </text:span><text:span text:style-name="T9">hétaïres</text:span><text:span text:style-name="T8"> :</text:span><text:span text:style-name="T5"> </text:span></text:p>
        </text:list-item>
      </text:list>
      <text:p text:style-name="P5">- courtisanes au tarif souvent très élevé. </text:p>
      <text:p text:style-name="P13"><text:span text:style-name="T5">- Elles sont cultivées et sont appréciées pour leur compagnie (discussion)</text:span></text:p>
      <text:p text:style-name="P13"><text:span text:style-name="T5">- </text:span><text:span text:style-name="T6">Courtisanes de luxe</text:span></text:p>
      <text:p text:style-name="P13"><text:span text:style-name="T5">- </text:span><text:span text:style-name="T6">pas pour leur beauté mais pour leur conversation, état d’esprit, artistes</text:span></text:p>
      <text:p text:style-name="P13"><text:span text:style-name="T6">- on va les amener à des repas</text:span></text:p>
      <text:p text:style-name="P18"><text:span text:style-name="T4">= elles étaient courtisanes, mais n’ont jamais été esclaves, elles étaient riche en fréquentent les hauts sphère du pouvoir et toute l’aristocratie athénienne. Elles choisit ses tarifs+client </text:span></text:p>
      <text:p text:style-name="P13"><text:span text:style-name="T6">- </text:span><text:span text:style-name="T10">créer un réseau de relation professionnel</text:span></text:p>
      <text:p text:style-name="P13"><text:span text:style-name="T10">- peuvent choisir d’avoir d’un seul amant</text:span></text:p>
      <text:p text:style-name="P19"><text:span text:style-name="T4">écrivain comique = femme avare, penchant pour l’alcool </text:span></text:p>
      <text:p text:style-name="P19"><text:span text:style-name="T4">- si trop petite : on leur coud des semelles dans les chaussures</text:span></text:p>
      <text:p text:style-name="P19"><text:span text:style-name="T4">- si elles n’aiment pas rire : bâton de mitre dans la bouche</text:span></text:p>
      <text:p text:style-name="P19"><text:span text:style-name="T4">- formation pour devenir hétaires </text:span></text:p>
      <text:p text:style-name="P13"><text:span text:style-name="T10"/></text:p>
      <text:p text:style-name="P12"><text:span text:style-name="T4">Prostituées de renom : </text:span></text:p>
      <text:p text:style-name="P19"><text:span text:style-name="T4">Hétaires </text:span></text:p>
      <text:p text:style-name="P18"><text:span text:style-name="T4">- </text:span><text:span text:style-name="T7">Aspasie</text:span><text:span text:style-name="T4"> (compagne de périclès </text:span><text:span text:style-name="T10">ont un enfant, la seule pour amant</text:span><text:span text:style-name="T4">) </text:span><text:span text:style-name="T10">e</text:span><text:span text:style-name="T4">t amie de Socrate </text:span></text:p>
      <text:p text:style-name="P18"><text:span text:style-name="T4">- </text:span><text:span text:style-name="T7">Phryné</text:span><text:span text:style-name="T4">, amante et modèle de Praxitèle (Aphrodite nu, elle lui sert de modèle) </text:span></text:p>
      <text:p text:style-name="P18"><text:span text:style-name="T4"/></text:p>
      <text:p text:style-name="P18"><text:span text:style-name="T4"/></text:p>
      <text:p text:style-name="P18"><text:span text:style-name="T4">Pornai : pauvre, pas le droit de refuser un client : </text:span></text:p>
      <text:p text:style-name="P18"><text:span text:style-name="T4">- </text:span><text:span text:style-name="T7">Nééra</text:span><text:span text:style-name="T4"> esclaves des affranchise, </text:span><text:span text:style-name="T10">venu de Corinthe, elle est rachetée par deux de ses amants ne voulaients pas qu’elle voit d’autre hommes, puis elle va être affranchi, va à Athènes, fait passer elle et sa fille à Hétaires. Fait passer sa fille comme citoyenne = usurpation = procès.</text:span></text:p>
      <text:p text:style-name="P18"><text:span text:style-name="T4">- </text:span><text:span text:style-name="T7">Phédon </text:span><text:span text:style-name="T10">jeune homme : esclaves et beauté dite par Platon, </text:span><text:span text:style-name="T11">il était citoyens puis prisonnier de guerre puis esclaves (prostitué) = il est très mal vu d’un citoyen le soit </text:span></text:p>
      <text:p text:style-name="P18"><text:span text:style-name="T4">- </text:span><text:span text:style-name="T7">Timarque</text:span><text:span text:style-name="T4"> : </text:span><text:span text:style-name="T10">perd citoyenneté à cause de sa prostitution : </text:span><text:span text:style-name="T11">illustre idéologie des athéniens, multiplies les amants et le maîtresses, affaire de prostitution</text:span></text:p>
      <text:p text:style-name="P18"><text:span text:style-name="T11"/></text:p>
      <text:p text:style-name="P20"><text:span text:style-name="T4">→ Quand on homme se prostitue, </text:span><text:span text:style-name="T12">il perd sa citoyenneté lors de son procès,</text:span><text:span text:style-name="T4"> il ne doit plus aller dans les lieux où s’exerce le pouvoir politique  :- l’assemblée sur la colline de l’Apnyx</text:span></text:p>
      <text:p text:style-name="P20"><text:span text:style-name="T4">- sur l’Agora : → Le bouleterion (bâtiment) : La Boulè : le conseil par les 500 bouleutes.</text:span></text:p>
      <text:p text:style-name="P20"><text:span text:style-name="T4">- Tribunal : Agora, s’appelle l’Elié et l’assemblé du peuple l’ecchesia </text:span></text:p>
      <text:p text:style-name="P20"><text:span text:style-name="T4">→ Plus le droit d’exercer des magistratures </text:span></text:p>
      <text:p text:style-name="P20"><text:span text:style-name="T4">→ quelqu’un de dangereux pour la cité </text:span></text:p>
      <text:p text:style-name="P8"/>
      <text:p text:style-name="P6"/>
      <text:p text:style-name="P11">Pour être libre : </text:p>
      <text:p text:style-name="P7">Gagne de l’argent pour racheter leur liberté </text:p>
      <text:p text:style-name="P7">Attendaient l’amant, le client qui pouvaient tomber à amoureux : devenir concubine d’un homme </text:p>
      <text:p text:style-name="P7"/>
      <text:p text:style-name="P7"><text:span text:style-name="T14">Où vas-t on pour trouver les prostituées ? </text:span></text:p>
      <text:p text:style-name="P22"><text:span text:style-name="T2">FEMME</text:span></text:p>
      <text:p text:style-name="P7"><text:soft-page-break/>- les ports : lieu de passages où il y a les maisons closes + sanctuaire des divinités étrangères : maisons closes au Pyrée : port d’athènes </text:p>
      <text:p text:style-name="P7">- les femmes avaient une inscription sur leurs chaussures « suit moi » qui laisser des traces sur le sol : suffis de regarder au sol pour savoir où elles sont.</text:p>
      <text:p text:style-name="P7">- dans la rue : dans les quartier éloigné du centre <text:s/>quartier du Céramique à Athènes = retrouve vestiges d’un batiments où le jour il y avait des tisseusent et la nuit c’était une maison close. = doubles métiers <text:span text:style-name="T15">+ partron loue le bâtiment = gagne argent </text:span></text:p>
      <text:p text:style-name="P7">→<text:span text:style-name="T15"> un grecque ne doit pas s’enrichir des maisons closes : ont des affranchis qui s’occupe du reste, lui il ne gagne que de l’argent.</text:span></text:p>
      <text:p text:style-name="P7">- couloir de portique où elles s’y abriter</text:p>
      <text:p text:style-name="P7">- sur des places</text:p>
      <text:p text:style-name="P7"/>
      <text:p text:style-name="P21">HOMME : </text:p>
      <text:p text:style-name="P8">- dans la rue</text:p>
      <text:p text:style-name="P7"/>
      <text:p text:style-name="P7"/>
      <text:p text:style-name="P23">LA PLUS PART DES PROSTITUE SONT DES FEMMES QUI VIVENT DANS LA MISÈRE, <text:s/>LES HETAIRES ELLES VIVENT DANS LE LUXE, ELLES ONT UNE GRANDE LIBERTE (+QUE L’ÉPOUSE), DEVIENNENT PLUS CONNUES, DESTIN HORS NORME </text:p>
      <text:p text:style-name="P23"/>
      <text:p text:style-name="P29">Aspasie : </text:p>
      <text:p text:style-name="P27">-pas très belle, </text:p>
      <text:p text:style-name="P27">-étrangère venant d’Asie Mineur(Ionie), </text:p>
      <text:p text:style-name="P27">-pouviat se montrer en publique seule ,pouvait penser et s’exprimer </text:p>
      <text:p text:style-name="P27">-reçoit une bonne éducation : intelligente, discussion</text:p>
      <text:p text:style-name="P27">venant d’un riche famille, serait issut de la famille l’Alcidiade </text:p>
      <text:p text:style-name="P27">= lui permet de rencontrer Périclès. </text:p>
      <text:p text:style-name="P27">-Une des femmes les plus célèbre de son époque </text:p>
      <text:p text:style-name="P27">-Doit sa célébrité à Périclès et Socrate </text:p>
      <text:p text:style-name="P27">-Elle aurait tenu une maison closes réservé aux hétaires (Plutarque). Aurait formé des courtisanes, aurait attirer hommes politique et philosophes. Devient centre culturelle Athéniennes (Socrate) </text:p>
      <text:p text:style-name="P27">-Elle enseigne aux F et H la politique+art oratoire  : Sophocle <text:span text:style-name="T16">(dramaturge) et à Phidias </text:span><text:span text:style-name="T17">( statue de culte chryséléphantes de Zeus à Olympie (1 des 7 merveilles du maison) + Athéna parthénos (dans le Parthénon))</text:span></text:p>
      <text:p text:style-name="P28">-Périclès tombe amoureux d’elle, il avait 2 enfants mais mort de la peste, divorce de sa femme, et devient d’Aspasie sa concubines, à eu un fils battard avec elle qui devient un hérité légitime (normalement ne pouvait pas avoir se statue) </text:p>
      <text:p text:style-name="P28">-Grande influence sur Périclès : sur ses discours </text:p>
      <text:p text:style-name="P28">-Aristophane : l’accuse que c’est sa faute la guerre du Péloponnèse </text:p>
      <text:p text:style-name="P28">- Nombreuses critique des adversaire de Périclès.</text:p>
      <text:p text:style-name="P28"/>
      <text:p text:style-name="P24">GRANDE QUALITÉ INTELLECTUELLE (ÉCOLE OU ELLE ENSEIGNAIT) SAVANTE ET BERCE DANS LA POLITIQUE, PLATON EN PARLE DANS SES DIALOGUES, ON SE DEMANDE SI ELLE ÉTAIT UNE COURTISANES OU TOUT SIMPLEMENT UNE MÉTÈQUE INSTALLE A ATHÈNES ET QU’ELLE SERAIT DEVENUE LA CONCUBINE DE PERICLES : incncevable qu’une femme prennent autant de liberté et de pouvoir et qu’un homme comme Périclès se soit affiché avec elle. </text:p>
      <text:p text:style-name="P24"/>
      <text:p text:style-name="P24"/>
      <text:p text:style-name="P24"/>
      <text:p text:style-name="P30"><text:soft-page-break/>Phrynée </text:p>
      <text:p text:style-name="P28">-Vient de Thèbes (Téspie de Béotie au nord de l’attique) </text:p>
      <text:p text:style-name="P28">-son prenom veut dire crapeau (tient jaune) </text:p>
      <text:p text:style-name="P28">-Courtisanes </text:p>
      <text:p text:style-name="P28">-Part à Athènes pour devenir artiste </text:p>
      <text:p text:style-name="P28">-Gagne beaucoup argent </text:p>
      <text:p text:style-name="P28">-Femme cultivé et inteliigente et surtout très belle, invité souvent au tablée</text:p>
      <text:p text:style-name="P28">-Elle va se rapprocher des personnes célébre : politiciens artistes athlètes … elle va les faire payer très cher </text:p>
      <text:p text:style-name="P28">-Praxitèle : inspire <text:span text:style-name="T18">de Phrynée pour</text:span> <text:span text:style-name="T19">→</text:span><text:span text:style-name="T20"> </text:span><text:span text:style-name="T19">l’Aphrodite de Cnide</text:span> <text:span text:style-name="T18">(cité sud de AM) </text:span>(première représentation de la femme nue) <text:span text:style-name="T18">= l’idéal de la beauté </text:span></text:p>
      <text:p text:style-name="P28">→<text:span text:style-name="T18"> Vénus d’Arles → Vénus du Capitole accompagné d’Heros (dieu de l’amour, avec des ailes, arc, de petite tailles c’est son fils) </text:span></text:p>
      <text:p text:style-name="P28">-<text:span text:style-name="T18">coûte très cher (26kilo d’argent pour une nuit) </text:span></text:p>
      <text:p text:style-name="P28">- <text:span text:style-name="T18">accusé de corompre les femmes respectables, de faire entrer des divinité et de e faire passer pour une déesse = accusé d’impiété</text:span></text:p>
      <text:p text:style-name="P28">-<text:span text:style-name="T18">Hépéride (son amant) prend sa défense pendant son procès : lui arrache ses vêtements, les juges voient son corps et la laisse libre. </text:span></text:p>
      <text:p text:style-name="P28">- <text:span text:style-name="T18">rentre à Tespie est finance la reconstruction des murailles de la ville, détruit par Alexandre en 323. A une seule condition, fasse inscrire : « Alexandre les a détruit, Phryée la courtisanes les a reconstrutes or ils refusent pas ma vu qu’une courtisane aide la cité.</text:span></text:p>
      <text:p text:style-name="P28"/>
      <text:p text:style-name="P25">C’EST SA BEAUTE QUI <text:span text:style-name="T21">lui</text:span> PERMET SA PLACE ET AINSI QUE SA CELEBRITE AVEC PRAXITELE / FEMME AUDACIEUSE/PROVOQUANTE </text:p>
      <text:p text:style-name="P25"/>
      <text:p text:style-name="P26">La prostitution à de multiple facettes, pouvaient concerné des femmes de différentes origines et certaines femmes s’élèvent socialement, s’enrichisse, rachète leur liberté … EXCEPTIONNELLE <text:s/>A ATHENES car la plus grande gloire d’une femme est de rester invisible et respectueuse (l’épouse) . Femme povoquantes. La prostitution transperce la sphère masculine : méfiance, remet en cause les fondement de la citoyenne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08:31:49.177000000</meta:creation-date>
    <dc:date>2017-11-22T10:12:39.490000000</dc:date>
    <meta:editing-duration>PT3M57S</meta:editing-duration>
    <meta:editing-cycles>1</meta:editing-cycles>
    <meta:document-statistic meta:table-count="0" meta:image-count="0" meta:object-count="0" meta:page-count="4" meta:paragraph-count="97" meta:word-count="1532" meta:character-count="9003" meta:non-whitespace-character-count="7505"/>
    <meta:generator>LibreOffice/5.4.1.2$Windows_X86_64 LibreOffice_project/ea7cb86e6eeb2bf3a5af73a8f7777ac570321527</meta:generator>
  </office:meta>
</office:document-meta>
</file>